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09cm" fo:min-width="4.8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2.159cm" svg:x="6.334cm" svg:y="2.651cm">
          <text:p text:style-name="P1"><text:span text:style-name="T1">Transmit </text:span><text:span text:style-name="T1"><text:line-break/></text:span><text:span text:style-name="T1">START Packe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334cm" svg:height="2.159cm" svg:x="6.334cm" svg:y="5.699cm">
          <text:p text:style-name="P1"><text:span text:style-name="T1">Transmits</text:span><text:span text:style-name="T1"><text:line-break/></text:span><text:span text:style-name="T1">Data Packet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334cm" svg:height="2.159cm" svg:x="6.334cm" svg:y="8.747cm">
          <text:p text:style-name="P1"><text:span text:style-name="T1">Transmit</text:span><text:span text:style-name="T1"><text:line-break/></text:span><text:span text:style-name="T1">END Packe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001cm" svg:y1="4.81cm" svg:x2="9.001cm" svg:y2="5.699cm" draw:start-shape="id1" draw:start-glue-point="2" draw:end-shape="id2" draw:end-glue-point="0" svg:d="M9001 4810v889" svg:viewBox="0 0 1 890">
          <text:p/>
        </draw:connector>
        <draw:connector draw:style-name="gr2" draw:text-style-name="P3" draw:layer="layout" draw:type="line" svg:x1="9.001cm" svg:y1="7.858cm" svg:x2="9.001cm" svg:y2="8.747cm" draw:start-shape="id2" draw:start-glue-point="2" draw:end-shape="id3" draw:end-glue-point="0" svg:d="M9001 7858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09:37:02.332000000</meta:creation-date>
    <dc:date>2016-12-06T09:55:27.943000000</dc:date>
    <meta:editing-duration>PT13M44S</meta:editing-duration>
    <meta:editing-cycles>6</meta:editing-cycles>
    <meta:generator>LibreOffice/5.1.2.2$Windows_x86 LibreOffice_project/d3bf12ecb743fc0d20e0be0c58ca359301eb705f</meta:generator>
    <meta:document-statistic meta:object-count="5"/>
  </office:meta>
</office:document-meta>
</file>